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be3f7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00a8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803f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803f"/>
    </style:style>
    <style:style style:name="ce10" style:family="table-cell" style:parent-style-name="Default">
      <style:table-cell-properties fo:background-color="#be3f7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7" table:number-rows-spanned="5">
            <text:p><text:line-break/>Sistema operacional</text:p>
          </table:table-cell>
          <table:covered-table-cell table:style-name="ce8"/>
          <table:covered-table-cell table:number-columns-repeated="5" table:style-name="ce9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Default"/>
          <table:covered-table-cell table:number-columns-repeated="6"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Default"/>
          <table:covered-table-cell table:number-columns-repeated="6"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style-name="Default"/>
          <table:covered-table-cell table:number-columns-repeated="6"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Default"/>
          <table:covered-table-cell table:number-columns-repeated="6"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6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Processos</text:p>
          </table:table-cell>
          <table:table-cell table:style-name="ce2" office:value-type="string" calcext:value-type="string">
            <text:p>Memória</text:p>
          </table:table-cell>
          <table:table-cell table:style-name="ce2"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30 kb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6 kb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36 kb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8:36:42.945639140</meta:creation-date>
    <dc:date>2017-10-09T08:47:47.976795733</dc:date>
    <meta:editing-duration>PT10M58S</meta:editing-duration>
    <meta:editing-cycles>23</meta:editing-cycles>
    <meta:generator>LibreOffice/5.3.1.2$Linux_X86_64 LibreOffice_project/30m0$Build-2</meta:generator>
    <meta:document-statistic meta:table-count="1" meta:cell-count="36" meta:object-count="0"/>
  </office:meta>
</office:document-meta>
</file>